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2" svg:font-family="Calibri"/>
    <style:font-face style:name="Courier New" svg:font-family="'Courier New'"/>
    <style:font-face style:name="Lohit Devanagari1" svg:font-family="'Lohit Devanagari'"/>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in" fo:margin-bottom="0in" loext:contextual-spacing="false"/>
      <style:text-properties officeooo:rsid="00137b91" officeooo:paragraph-rsid="00137b91"/>
    </style:style>
    <style:style style:name="P2" style:family="paragraph" style:parent-style-name="Standard">
      <style:paragraph-properties fo:margin-top="0in" fo:margin-bottom="0in" loext:contextual-spacing="false"/>
      <style:text-properties fo:font-weight="normal" officeooo:rsid="00145c14" officeooo:paragraph-rsid="001aa11c" style:font-weight-asian="normal" style:font-weight-complex="normal"/>
    </style:style>
    <style:style style:name="P3" style:family="paragraph" style:parent-style-name="Standard">
      <style:paragraph-properties fo:margin-top="0in" fo:margin-bottom="0in" loext:contextual-spacing="false"/>
      <style:text-properties fo:font-weight="normal" officeooo:rsid="001828f0" officeooo:paragraph-rsid="001828f0" style:font-weight-asian="normal" style:font-weight-complex="normal"/>
    </style:style>
    <style:style style:name="P4" style:family="paragraph" style:parent-style-name="Standard">
      <style:paragraph-properties fo:margin-top="0in" fo:margin-bottom="0in" loext:contextual-spacing="false"/>
      <style:text-properties fo:font-weight="normal" officeooo:rsid="001eedcc" officeooo:paragraph-rsid="002fef03" style:font-weight-asian="normal" style:font-weight-complex="normal"/>
    </style:style>
    <style:style style:name="P5" style:family="paragraph" style:parent-style-name="Standard">
      <style:paragraph-properties fo:margin-top="0in" fo:margin-bottom="0in" loext:contextual-spacing="false"/>
      <style:text-properties fo:font-weight="normal" officeooo:rsid="003a7360" officeooo:paragraph-rsid="003bd49e" style:font-weight-asian="normal" style:font-weight-complex="normal"/>
    </style:style>
    <style:style style:name="P6" style:family="paragraph" style:parent-style-name="Standard">
      <style:paragraph-properties fo:margin-top="0in" fo:margin-bottom="0in" loext:contextual-spacing="false"/>
      <style:text-properties fo:font-weight="bold" officeooo:rsid="00145c14" officeooo:paragraph-rsid="00145c14" style:font-weight-asian="bold" style:font-weight-complex="bold"/>
    </style:style>
    <style:style style:name="P7" style:family="paragraph" style:parent-style-name="Standard">
      <style:paragraph-properties fo:margin-top="0in" fo:margin-bottom="0in" loext:contextual-spacing="false"/>
      <style:text-properties style:font-name="Calibri1"/>
    </style:style>
    <style:style style:name="P8" style:family="paragraph" style:parent-style-name="Standard">
      <style:paragraph-properties fo:margin-top="0in" fo:margin-bottom="0in" loext:contextual-spacing="false"/>
      <style:text-properties style:font-name="Calibri1" fo:language="en" fo:country="GB"/>
    </style:style>
    <style:style style:name="P9" style:family="paragraph" style:parent-style-name="Standard">
      <style:paragraph-properties fo:margin-top="0in" fo:margin-bottom="0in" loext:contextual-spacing="false"/>
      <style:text-properties style:font-name="Calibri1" fo:language="en" fo:country="GB" style:text-underline-style="solid" style:text-underline-width="auto" style:text-underline-color="font-color"/>
    </style:style>
    <style:style style:name="P10" style:family="paragraph" style:parent-style-name="Standard">
      <loext:graphic-properties draw:fill="solid" draw:fill-color="#fbe4d5"/>
      <style:paragraph-properties fo:margin-top="0in" fo:margin-bottom="0in" loext:contextual-spacing="false" fo:background-color="#fbe4d5"/>
      <style:text-properties style:font-name="Calibri1" fo:language="en" fo:country="GB" fo:font-weight="bold" style:font-weight-asian="bold" style:font-weight-complex="bold"/>
    </style:style>
    <style:style style:name="P11" style:family="paragraph" style:parent-style-name="Standard">
      <loext:graphic-properties draw:fill="solid" draw:fill-color="#fff2cc"/>
      <style:paragraph-properties fo:margin-top="0in" fo:margin-bottom="0in" loext:contextual-spacing="false" fo:background-color="#fff2cc"/>
      <style:text-properties style:font-name="Calibri1" fo:language="en" fo:country="GB" fo:font-weight="bold" style:font-weight-asian="bold" style:font-weight-complex="bold"/>
    </style:style>
    <style:style style:name="P12" style:family="paragraph" style:parent-style-name="Standard">
      <loext:graphic-properties draw:fill="solid" draw:fill-color="#e2efd9"/>
      <style:paragraph-properties fo:margin-top="0in" fo:margin-bottom="0in" loext:contextual-spacing="false" fo:background-color="#e2efd9"/>
      <style:text-properties style:font-name="Calibri1" fo:language="en" fo:country="GB" fo:font-weight="bold" style:font-weight-asian="bold" style:font-weight-complex="bold"/>
    </style:style>
    <style:style style:name="P13" style:family="paragraph" style:parent-style-name="Standard">
      <loext:graphic-properties draw:fill="solid" draw:fill-color="#ededed"/>
      <style:paragraph-properties fo:margin-top="0in" fo:margin-bottom="0in" loext:contextual-spacing="false" fo:background-color="#ededed"/>
      <style:text-properties style:font-name="Calibri1" fo:language="en" fo:country="GB" fo:font-weight="bold" style:font-weight-asian="bold" style:font-weight-complex="bold"/>
    </style:style>
    <style:style style:name="P14" style:family="paragraph" style:parent-style-name="Standard">
      <loext:graphic-properties draw:fill="solid" draw:fill-color="#ededed"/>
      <style:paragraph-properties fo:margin-top="0in" fo:margin-bottom="0in" loext:contextual-spacing="false" fo:background-color="#ededed"/>
      <style:text-properties style:font-name="Calibri1" fo:language="en" fo:country="GB" officeooo:rsid="000d853a" officeooo:paragraph-rsid="000d853a"/>
    </style:style>
    <style:style style:name="P15" style:family="paragraph" style:parent-style-name="Standard">
      <style:paragraph-properties fo:margin-top="0in" fo:margin-bottom="0in" loext:contextual-spacing="false"/>
      <style:text-properties style:font-name="Calibri1" fo:language="en" fo:country="GB" style:text-underline-style="none" officeooo:rsid="000d853a"/>
    </style:style>
    <style:style style:name="P16" style:family="paragraph" style:parent-style-name="Standard">
      <loext:graphic-properties draw:fill="solid" draw:fill-color="#fbe4d5"/>
      <style:paragraph-properties fo:margin-top="0in" fo:margin-bottom="0in" loext:contextual-spacing="false" fo:background-color="#fbe4d5"/>
      <style:text-properties style:font-name="Calibri1"/>
    </style:style>
    <style:style style:name="P17" style:family="paragraph" style:parent-style-name="Standard">
      <loext:graphic-properties draw:fill="solid" draw:fill-color="#d9e2f3"/>
      <style:paragraph-properties fo:margin-top="0in" fo:margin-bottom="0in" loext:contextual-spacing="false" fo:background-color="#d9e2f3"/>
      <style:text-properties style:font-name="Calibri1"/>
    </style:style>
    <style:style style:name="P18" style:family="paragraph" style:parent-style-name="Standard">
      <loext:graphic-properties draw:fill="solid" draw:fill-color="#fff2cc"/>
      <style:paragraph-properties fo:margin-top="0in" fo:margin-bottom="0in" loext:contextual-spacing="false" fo:background-color="#fff2cc"/>
      <style:text-properties style:font-name="Calibri1"/>
    </style:style>
    <style:style style:name="P19" style:family="paragraph" style:parent-style-name="Standard">
      <loext:graphic-properties draw:fill="solid" draw:fill-color="#e2efd9"/>
      <style:paragraph-properties fo:margin-top="0in" fo:margin-bottom="0in" loext:contextual-spacing="false" fo:background-color="#e2efd9"/>
      <style:text-properties style:font-name="Calibri1"/>
    </style:style>
    <style:style style:name="P20" style:family="paragraph" style:parent-style-name="Standard">
      <loext:graphic-properties draw:fill="solid" draw:fill-color="#ededed"/>
      <style:paragraph-properties fo:margin-top="0in" fo:margin-bottom="0in" loext:contextual-spacing="false" fo:background-color="#ededed"/>
      <style:text-properties style:font-name="Calibri1"/>
    </style:style>
    <style:style style:name="P21" style:family="paragraph" style:parent-style-name="Standard">
      <style:paragraph-properties fo:margin-top="0in" fo:margin-bottom="0in" loext:contextual-spacing="false"/>
      <style:text-properties style:font-name="Calibri1" officeooo:rsid="00103b03" officeooo:paragraph-rsid="00103b03"/>
    </style:style>
    <style:style style:name="P22" style:family="paragraph" style:parent-style-name="Standard">
      <style:paragraph-properties fo:margin-top="0in" fo:margin-bottom="0in" loext:contextual-spacing="false"/>
      <style:text-properties style:font-name="Calibri1" officeooo:rsid="001136c4" officeooo:paragraph-rsid="001136c4"/>
    </style:style>
    <style:style style:name="P23" style:family="paragraph" style:parent-style-name="Standard">
      <style:paragraph-properties fo:margin-top="0in" fo:margin-bottom="0in" loext:contextual-spacing="false"/>
      <style:text-properties style:font-name="Calibri1" officeooo:paragraph-rsid="001136c4"/>
    </style:style>
    <style:style style:name="P24" style:family="paragraph" style:parent-style-name="Standard">
      <style:paragraph-properties fo:margin-top="0in" fo:margin-bottom="0in" loext:contextual-spacing="false"/>
      <style:text-properties style:font-name="Calibri1" officeooo:rsid="00137b91" officeooo:paragraph-rsid="00137b91"/>
    </style:style>
    <style:style style:name="P25" style:family="paragraph" style:parent-style-name="Standard">
      <style:paragraph-properties fo:margin-top="0in" fo:margin-bottom="0in" loext:contextual-spacing="false"/>
      <style:text-properties style:font-name="Calibri1" fo:font-weight="bold" officeooo:rsid="00145c14" officeooo:paragraph-rsid="00145c14" style:font-weight-asian="bold" style:font-weight-complex="bold"/>
    </style:style>
    <style:style style:name="P26" style:family="paragraph" style:parent-style-name="Standard">
      <style:paragraph-properties fo:margin-top="0in" fo:margin-bottom="0in" loext:contextual-spacing="false"/>
      <style:text-properties style:font-name="Calibri1" fo:font-weight="bold" officeooo:rsid="001828f0" officeooo:paragraph-rsid="001828f0" style:font-weight-asian="bold" style:font-weight-complex="bold"/>
    </style:style>
    <style:style style:name="P27" style:family="paragraph" style:parent-style-name="Standard">
      <style:paragraph-properties fo:margin-top="0in" fo:margin-bottom="0in" loext:contextual-spacing="false"/>
      <style:text-properties style:font-name="Calibri1" fo:font-weight="bold" officeooo:rsid="001aa11c" officeooo:paragraph-rsid="001aa11c" fo:background-color="#ffdbb6" style:font-weight-asian="bold" style:font-weight-complex="bold"/>
    </style:style>
    <style:style style:name="P28" style:family="paragraph" style:parent-style-name="Standard">
      <style:paragraph-properties fo:margin-top="0in" fo:margin-bottom="0in" loext:contextual-spacing="false"/>
      <style:text-properties style:font-name="Calibri1" fo:font-weight="bold" officeooo:rsid="001d94d2" officeooo:paragraph-rsid="001d94d2" fo:background-color="transparent" style:font-weight-asian="bold" style:font-weight-complex="bold"/>
    </style:style>
    <style:style style:name="P29" style:family="paragraph" style:parent-style-name="Standard">
      <style:paragraph-properties fo:margin-top="0in" fo:margin-bottom="0in" loext:contextual-spacing="false"/>
      <style:text-properties style:font-name="Calibri1" fo:font-weight="normal" officeooo:rsid="001828f0" officeooo:paragraph-rsid="001828f0" style:font-weight-asian="normal" style:font-weight-complex="normal"/>
    </style:style>
    <style:style style:name="P30" style:family="paragraph" style:parent-style-name="Standard">
      <style:paragraph-properties fo:margin-top="0in" fo:margin-bottom="0in" loext:contextual-spacing="false"/>
      <style:text-properties style:font-name="Calibri1" fo:font-weight="normal" officeooo:rsid="00145c14" officeooo:paragraph-rsid="00145c14" style:font-weight-asian="normal" style:font-weight-complex="normal"/>
    </style:style>
    <style:style style:name="P31" style:family="paragraph" style:parent-style-name="Standard">
      <style:paragraph-properties fo:margin-top="0in" fo:margin-bottom="0in" loext:contextual-spacing="false"/>
      <style:text-properties style:font-name="Calibri1" fo:font-weight="normal" officeooo:rsid="00145c14" officeooo:paragraph-rsid="001aa11c" style:font-weight-asian="normal" style:font-weight-complex="normal"/>
    </style:style>
    <style:style style:name="P32" style:family="paragraph" style:parent-style-name="Standard">
      <style:paragraph-properties fo:margin-top="0in" fo:margin-bottom="0in" loext:contextual-spacing="false"/>
      <style:text-properties style:font-name="Calibri1" fo:font-weight="normal" officeooo:rsid="00145c14" officeooo:paragraph-rsid="002fef03" style:font-weight-asian="normal" style:font-weight-complex="normal"/>
    </style:style>
    <style:style style:name="P33" style:family="paragraph" style:parent-style-name="Standard">
      <style:paragraph-properties fo:margin-top="0in" fo:margin-bottom="0in" loext:contextual-spacing="false"/>
      <style:text-properties style:font-name="Calibri1" fo:font-weight="normal" officeooo:rsid="0018aa15" officeooo:paragraph-rsid="0018aa15" style:font-weight-asian="normal" style:font-weight-complex="normal"/>
    </style:style>
    <style:style style:name="P34" style:family="paragraph" style:parent-style-name="Standard">
      <style:paragraph-properties fo:margin-top="0in" fo:margin-bottom="0in" loext:contextual-spacing="false"/>
      <style:text-properties style:font-name="Calibri1" fo:font-weight="normal" officeooo:rsid="0018aa15" officeooo:paragraph-rsid="001aa11c" style:font-weight-asian="normal" style:font-weight-complex="normal"/>
    </style:style>
    <style:style style:name="P35" style:family="paragraph" style:parent-style-name="Standard">
      <style:paragraph-properties fo:margin-top="0in" fo:margin-bottom="0in" loext:contextual-spacing="false"/>
      <style:text-properties style:font-name="Calibri1" fo:font-weight="normal" officeooo:rsid="001aa11c" officeooo:paragraph-rsid="001aa11c" style:font-weight-asian="normal" style:font-weight-complex="normal"/>
    </style:style>
    <style:style style:name="P36" style:family="paragraph" style:parent-style-name="Standard">
      <style:paragraph-properties fo:margin-top="0in" fo:margin-bottom="0in" loext:contextual-spacing="false"/>
      <style:text-properties style:font-name="Calibri1" fo:font-weight="normal" officeooo:rsid="0025bf8a" officeooo:paragraph-rsid="002fef03" style:font-weight-asian="normal" style:font-weight-complex="normal"/>
    </style:style>
    <style:style style:name="P37" style:family="paragraph" style:parent-style-name="Standard">
      <style:paragraph-properties fo:margin-top="0in" fo:margin-bottom="0in" loext:contextual-spacing="false"/>
      <style:text-properties style:font-name="Calibri1" fo:font-weight="normal" officeooo:rsid="001eedcc" officeooo:paragraph-rsid="002fef03" style:font-weight-asian="normal" style:font-weight-complex="normal"/>
    </style:style>
    <style:style style:name="P38" style:family="paragraph" style:parent-style-name="Standard">
      <style:paragraph-properties fo:margin-top="0in" fo:margin-bottom="0in" loext:contextual-spacing="false"/>
      <style:text-properties style:font-name="Calibri1" fo:font-weight="normal" officeooo:rsid="00262d64" officeooo:paragraph-rsid="00262d64" style:font-weight-asian="normal" style:font-weight-complex="normal"/>
    </style:style>
    <style:style style:name="P39" style:family="paragraph" style:parent-style-name="Standard">
      <style:paragraph-properties fo:margin-top="0in" fo:margin-bottom="0in" loext:contextual-spacing="false"/>
      <style:text-properties style:font-name="Calibri1" fo:font-weight="normal" officeooo:rsid="002cd9b7" officeooo:paragraph-rsid="002cd9b7" style:font-weight-asian="normal" style:font-weight-complex="normal"/>
    </style:style>
    <style:style style:name="P40" style:family="paragraph" style:parent-style-name="Standard">
      <style:paragraph-properties fo:margin-top="0in" fo:margin-bottom="0in" loext:contextual-spacing="false"/>
      <style:text-properties style:font-name="Calibri1" fo:font-weight="normal" officeooo:rsid="0033f38b" officeooo:paragraph-rsid="0033f38b" style:font-weight-asian="normal" style:font-weight-complex="normal"/>
    </style:style>
    <style:style style:name="P41" style:family="paragraph" style:parent-style-name="Standard">
      <style:paragraph-properties fo:margin-top="0in" fo:margin-bottom="0in" loext:contextual-spacing="false"/>
      <style:text-properties style:font-name="Calibri1" fo:font-weight="normal" officeooo:rsid="00359b79" officeooo:paragraph-rsid="00359b79" style:font-weight-asian="normal" style:font-weight-complex="normal"/>
    </style:style>
    <style:style style:name="P42" style:family="paragraph" style:parent-style-name="Standard">
      <style:paragraph-properties fo:margin-top="0in" fo:margin-bottom="0in" loext:contextual-spacing="false"/>
      <style:text-properties style:font-name="Calibri1" fo:font-weight="normal" officeooo:rsid="0031c9b3" officeooo:paragraph-rsid="0031c9b3" fo:background-color="transparent" style:font-weight-asian="normal" style:font-weight-complex="normal"/>
    </style:style>
    <style:style style:name="P43" style:family="paragraph" style:parent-style-name="Standard">
      <style:paragraph-properties fo:margin-top="0in" fo:margin-bottom="0in" loext:contextual-spacing="false"/>
      <style:text-properties style:font-name="Calibri1" officeooo:rsid="0018aa15" officeooo:paragraph-rsid="001aa11c" fo:background-color="#ffdbb6"/>
    </style:style>
    <style:style style:name="P44" style:family="paragraph" style:parent-style-name="Standard">
      <style:paragraph-properties fo:margin-top="0in" fo:margin-bottom="0in" loext:contextual-spacing="false"/>
      <style:text-properties style:font-name="Calibri1" officeooo:rsid="001aa11c" officeooo:paragraph-rsid="001aa11c" fo:background-color="#ffdbb6"/>
    </style:style>
    <style:style style:name="P45" style:family="paragraph" style:parent-style-name="Standard">
      <style:paragraph-properties fo:margin-top="0in" fo:margin-bottom="0in" loext:contextual-spacing="false"/>
      <style:text-properties style:font-name="Calibri1" officeooo:paragraph-rsid="001aa11c"/>
    </style:style>
    <style:style style:name="P46" style:family="paragraph" style:parent-style-name="Standard">
      <style:paragraph-properties fo:margin-top="0in" fo:margin-bottom="0in" loext:contextual-spacing="false"/>
      <style:text-properties style:font-name="Calibri1" officeooo:rsid="00262d64" officeooo:paragraph-rsid="002fef03"/>
    </style:style>
    <style:style style:name="P47" style:family="paragraph" style:parent-style-name="Standard">
      <style:paragraph-properties fo:margin-top="0in" fo:margin-bottom="0in" loext:contextual-spacing="false"/>
      <style:text-properties style:text-line-through-style="none" style:text-line-through-type="none" style:font-name="Calibri1" fo:font-weight="normal" officeooo:rsid="001aa11c" officeooo:paragraph-rsid="001aa11c" fo:background-color="#ffdbb6" style:font-weight-asian="normal" style:font-weight-complex="normal"/>
    </style:style>
    <style:style style:name="P48" style:family="paragraph" style:parent-style-name="Standard">
      <style:paragraph-properties fo:margin-top="0in" fo:margin-bottom="0in" loext:contextual-spacing="false"/>
      <style:text-properties officeooo:paragraph-rsid="002fef03"/>
    </style:style>
    <style:style style:name="P49" style:family="paragraph" style:parent-style-name="Standard">
      <style:paragraph-properties fo:margin-top="0in" fo:margin-bottom="0in" loext:contextual-spacing="false"/>
      <style:text-properties officeooo:rsid="00145c14" officeooo:paragraph-rsid="00145c14"/>
    </style:style>
    <style:style style:name="P50" style:family="paragraph" style:parent-style-name="Standard">
      <style:paragraph-properties fo:margin-top="0in" fo:margin-bottom="0in" loext:contextual-spacing="false"/>
      <style:text-properties officeooo:paragraph-rsid="0033f38b"/>
    </style:style>
    <style:style style:name="P51" style:family="paragraph" style:parent-style-name="Standard">
      <style:paragraph-properties fo:margin-top="0in" fo:margin-bottom="0in" loext:contextual-spacing="false"/>
      <style:text-properties officeooo:paragraph-rsid="00392b3c"/>
    </style:style>
    <style:style style:name="P52" style:family="paragraph" style:parent-style-name="Standard">
      <style:paragraph-properties fo:margin-top="0in" fo:margin-bottom="0in" loext:contextual-spacing="false"/>
      <style:text-properties officeooo:rsid="003a7360" officeooo:paragraph-rsid="003a7360"/>
    </style:style>
    <style:style style:name="P53" style:family="paragraph" style:parent-style-name="Standard">
      <loext:graphic-properties draw:fill="solid" draw:fill-color="#d9e2f3"/>
      <style:paragraph-properties fo:margin-top="0in" fo:margin-bottom="0in" loext:contextual-spacing="false" fo:break-before="page" fo:background-color="#d9e2f3"/>
      <style:text-properties style:font-name="Calibri1"/>
    </style:style>
    <style:style style:name="P54" style:family="paragraph" style:parent-style-name="Standard">
      <style:paragraph-properties fo:margin-top="0in" fo:margin-bottom="0in" loext:contextual-spacing="false" fo:break-before="page"/>
      <style:text-properties style:font-name="Calibri1" fo:language="en" fo:country="GB" style:text-underline-style="solid" style:text-underline-width="auto" style:text-underline-color="font-color"/>
    </style:style>
    <style:style style:name="P55" style:family="paragraph" style:parent-style-name="Standard">
      <style:paragraph-properties fo:margin-top="0in" fo:margin-bottom="0in" loext:contextual-spacing="false" fo:break-before="page"/>
      <style:text-properties style:font-name="Calibri1" fo:font-weight="bold" officeooo:rsid="00137b91" officeooo:paragraph-rsid="00137b91" style:font-weight-asian="bold" style:font-weight-complex="bold"/>
    </style:style>
    <style:style style:name="P56" style:family="paragraph" style:parent-style-name="Text_20_body">
      <style:paragraph-properties fo:margin-top="0in" fo:margin-bottom="0in" loext:contextual-spacing="false"/>
      <style:text-properties fo:font-weight="normal" officeooo:rsid="001828f0" officeooo:paragraph-rsid="001828f0" style:font-weight-asian="normal" style:font-weight-complex="normal"/>
    </style:style>
    <style:style style:name="P57" style:family="paragraph" style:parent-style-name="Text_20_body">
      <style:paragraph-properties fo:margin-top="0in" fo:margin-bottom="0in" loext:contextual-spacing="false"/>
      <style:text-properties style:font-name="Calibri1" fo:font-weight="normal" officeooo:rsid="00145c14" officeooo:paragraph-rsid="00145c14" style:font-weight-asian="normal" style:font-weight-complex="normal"/>
    </style:style>
    <style:style style:name="P58" style:family="paragraph" style:parent-style-name="Preformatted_20_Text">
      <style:paragraph-properties fo:margin-top="0in" fo:margin-bottom="0in" loext:contextual-spacing="false"/>
      <style:text-properties officeooo:paragraph-rsid="0033f38b"/>
    </style:style>
    <style:style style:name="P59" style:family="paragraph" style:parent-style-name="List_20_Paragraph">
      <style:paragraph-properties fo:margin-top="0in" fo:margin-bottom="0in" loext:contextual-spacing="true"/>
      <style:text-properties style:font-name="Calibri1" fo:language="en" fo:country="GB"/>
    </style:style>
    <style:style style:name="P60" style:family="paragraph" style:parent-style-name="Standard">
      <style:text-properties style:font-name="Calibri1" fo:language="en" fo:country="GB"/>
    </style:style>
    <style:style style:name="P61" style:family="paragraph" style:parent-style-name="Standard">
      <style:text-properties style:font-name="Calibri1" fo:language="en" fo:country="GB" style:text-underline-style="none" officeooo:rsid="000d853a" officeooo:paragraph-rsid="000d853a"/>
    </style:style>
    <style:style style:name="P62" style:family="paragraph" style:parent-style-name="Standard">
      <style:paragraph-properties fo:margin-left="0.5in" fo:margin-right="0in" fo:margin-top="0in" fo:margin-bottom="0in" loext:contextual-spacing="false" fo:text-indent="0in" style:auto-text-indent="false"/>
      <style:text-properties style:font-name="Calibri1" fo:language="en" fo:country="GB"/>
    </style:style>
    <style:style style:name="P63" style:family="paragraph" style:parent-style-name="Text_20_body">
      <style:text-properties style:font-name="Calibri1"/>
    </style:style>
    <style:style style:name="P64" style:family="paragraph" style:parent-style-name="Preformatted_20_Text">
      <style:paragraph-properties fo:margin-top="0in" fo:margin-bottom="0.1965in" loext:contextual-spacing="false"/>
    </style:style>
    <style:style style:name="P65" style:family="paragraph" style:parent-style-name="List_20_Paragraph" style:list-style-name="WWNum3">
      <style:paragraph-properties fo:margin-top="0in" fo:margin-bottom="0in" loext:contextual-spacing="true"/>
      <style:text-properties style:font-name="Calibri1"/>
    </style:style>
    <style:style style:name="P66" style:family="paragraph" style:parent-style-name="List_20_Paragraph" style:list-style-name="WWNum3">
      <style:paragraph-properties fo:margin-top="0in" fo:margin-bottom="0in" loext:contextual-spacing="true"/>
      <style:text-properties style:font-name="Calibri1" fo:language="en" fo:country="GB"/>
    </style:style>
    <style:style style:name="P67" style:family="paragraph" style:parent-style-name="List_20_Paragraph" style:list-style-name="WWNum4">
      <style:paragraph-properties fo:margin-top="0in" fo:margin-bottom="0in" loext:contextual-spacing="true"/>
      <style:text-properties style:font-name="Calibri1"/>
    </style:style>
    <style:style style:name="P68" style:family="paragraph" style:parent-style-name="Preformatted_20_Text" style:list-style-name="L2">
      <style:paragraph-properties fo:margin-top="0in" fo:margin-bottom="0in" loext:contextual-spacing="false"/>
      <style:text-properties officeooo:paragraph-rsid="002fef03"/>
    </style:style>
    <style:style style:name="P69" style:family="paragraph" style:parent-style-name="Standard" style:master-page-name="Standard">
      <style:paragraph-properties fo:margin-top="0in" fo:margin-bottom="0in" loext:contextual-spacing="false" style:page-number="auto"/>
      <style:text-properties style:font-name="Calibri1" fo:language="en" fo:country="GB"/>
    </style:style>
    <style:style style:name="P70" style:family="paragraph" style:parent-style-name="Standard" style:list-style-name="L1">
      <style:paragraph-properties fo:margin-top="0in" fo:margin-bottom="0in" loext:contextual-spacing="false"/>
      <style:text-properties style:font-name="Calibri1" fo:font-weight="normal" officeooo:rsid="001eedcc" officeooo:paragraph-rsid="002fef03" style:font-weight-asian="normal" style:font-weight-complex="normal"/>
    </style:style>
    <style:style style:name="P71" style:family="paragraph" style:parent-style-name="Standard" style:list-style-name="L2">
      <style:paragraph-properties fo:margin-top="0in" fo:margin-bottom="0in" loext:contextual-spacing="false"/>
      <style:text-properties style:font-name="Calibri1" fo:font-weight="normal" officeooo:rsid="001eedcc" officeooo:paragraph-rsid="002fef03" style:font-weight-asian="normal" style:font-weight-complex="normal"/>
    </style:style>
    <style:style style:name="P72" style:family="paragraph" style:parent-style-name="Standard">
      <style:paragraph-properties fo:margin-top="0in" fo:margin-bottom="0in" loext:contextual-spacing="false"/>
      <style:text-properties style:font-name="Calibri1" fo:font-weight="normal" officeooo:rsid="00392b3c" officeooo:paragraph-rsid="00392b3c" style:font-weight-asian="normal" style:font-weight-complex="normal"/>
    </style:style>
    <style:style style:name="P73" style:family="paragraph" style:parent-style-name="Standard">
      <style:paragraph-properties fo:margin-top="0in" fo:margin-bottom="0in" loext:contextual-spacing="false"/>
      <style:text-properties style:font-name="Calibri1" fo:font-weight="normal" officeooo:rsid="003a7360" officeooo:paragraph-rsid="003bd49e" style:font-weight-asian="normal" style:font-weight-complex="normal"/>
    </style:style>
    <style:style style:name="P74" style:family="paragraph" style:parent-style-name="Standard">
      <style:paragraph-properties fo:margin-top="0in" fo:margin-bottom="0in" loext:contextual-spacing="false"/>
      <style:text-properties style:font-name="Calibri1" fo:font-weight="normal" officeooo:rsid="003a7360" officeooo:paragraph-rsid="0044243e" style:font-weight-asian="normal" style:font-weight-complex="normal"/>
    </style:style>
    <style:style style:name="P75" style:family="paragraph" style:parent-style-name="Standard">
      <style:paragraph-properties fo:margin-top="0in" fo:margin-bottom="0in" loext:contextual-spacing="false"/>
      <style:text-properties style:font-name="Calibri1" fo:font-weight="normal" officeooo:rsid="003e746c" officeooo:paragraph-rsid="003e746c" style:font-weight-asian="normal" style:font-weight-complex="normal"/>
    </style:style>
    <style:style style:name="P76" style:family="paragraph" style:parent-style-name="Standard">
      <style:paragraph-properties fo:margin-top="0in" fo:margin-bottom="0in" loext:contextual-spacing="false"/>
      <style:text-properties style:font-name="Calibri1" fo:font-weight="normal" officeooo:rsid="003e746c" officeooo:paragraph-rsid="003ed7e4" style:font-weight-asian="normal" style:font-weight-complex="normal"/>
    </style:style>
    <style:style style:name="P77" style:family="paragraph" style:parent-style-name="Standard">
      <style:paragraph-properties fo:margin-top="0in" fo:margin-bottom="0in" loext:contextual-spacing="false"/>
      <style:text-properties style:font-name="Calibri1" fo:font-weight="normal" officeooo:rsid="003e746c" officeooo:paragraph-rsid="0044243e" style:font-weight-asian="normal" style:font-weight-complex="normal"/>
    </style:style>
    <style:style style:name="P78" style:family="paragraph" style:parent-style-name="Standard">
      <style:paragraph-properties fo:margin-top="0in" fo:margin-bottom="0in" loext:contextual-spacing="false"/>
      <style:text-properties style:font-name="Calibri1" fo:font-weight="normal" officeooo:rsid="003ed7e4" officeooo:paragraph-rsid="003ed7e4" style:font-weight-asian="normal" style:font-weight-complex="normal"/>
    </style:style>
    <style:style style:name="P79" style:family="paragraph" style:parent-style-name="Standard">
      <style:paragraph-properties fo:margin-top="0in" fo:margin-bottom="0in" loext:contextual-spacing="false"/>
      <style:text-properties style:font-name="Calibri1" fo:font-weight="normal" officeooo:rsid="003a7360" officeooo:paragraph-rsid="003bd49e" fo:background-color="#ffd8ce" style:font-weight-asian="normal" style:font-weight-complex="normal"/>
    </style:style>
    <style:style style:name="P80" style:family="paragraph" style:parent-style-name="Standard">
      <style:paragraph-properties fo:margin-top="0in" fo:margin-bottom="0in" loext:contextual-spacing="false"/>
      <style:text-properties style:font-name="Calibri1" fo:font-weight="bold" officeooo:rsid="003a7360" officeooo:paragraph-rsid="003a7360" style:font-weight-asian="bold" style:font-weight-complex="bold"/>
    </style:style>
    <style:style style:name="P81" style:family="paragraph" style:parent-style-name="Standard">
      <style:paragraph-properties fo:margin-top="0in" fo:margin-bottom="0in" loext:contextual-spacing="false"/>
      <style:text-properties style:font-name="Calibri1" fo:font-weight="bold" officeooo:rsid="003e746c" officeooo:paragraph-rsid="003e746c" style:font-weight-asian="bold" style:font-weight-complex="bold"/>
    </style:style>
    <style:style style:name="P82" style:family="paragraph" style:parent-style-name="Standard">
      <style:paragraph-properties fo:margin-top="0in" fo:margin-bottom="0in" loext:contextual-spacing="false"/>
      <style:text-properties style:font-name="Calibri1" fo:font-weight="bold" officeooo:rsid="00410374" officeooo:paragraph-rsid="00410374" style:font-weight-asian="bold" style:font-weight-complex="bold"/>
    </style:style>
    <style:style style:name="P83" style:family="paragraph" style:parent-style-name="Standard" style:list-style-name="L2">
      <style:paragraph-properties fo:margin-top="0in" fo:margin-bottom="0in" loext:contextual-spacing="false"/>
      <style:text-properties officeooo:paragraph-rsid="002fef03"/>
    </style:style>
    <style:style style:name="P84" style:family="paragraph" style:parent-style-name="Standard">
      <style:paragraph-properties fo:margin-top="0in" fo:margin-bottom="0in" loext:contextual-spacing="false"/>
      <style:text-properties officeooo:paragraph-rsid="003e746c"/>
    </style:style>
    <style:style style:name="P85" style:family="paragraph" style:parent-style-name="Standard">
      <style:paragraph-properties fo:margin-top="0in" fo:margin-bottom="0in" loext:contextual-spacing="false"/>
      <style:text-properties officeooo:paragraph-rsid="003ed7e4"/>
    </style:style>
    <style:style style:name="P86" style:family="paragraph" style:parent-style-name="Standard">
      <style:paragraph-properties fo:margin-top="0in" fo:margin-bottom="0in" loext:contextual-spacing="false"/>
      <style:text-properties officeooo:rsid="003f4ec6" officeooo:paragraph-rsid="003f4ec6"/>
    </style:style>
    <style:style style:name="P87" style:family="paragraph" style:parent-style-name="Standard">
      <style:paragraph-properties fo:margin-top="0in" fo:margin-bottom="0in" loext:contextual-spacing="false"/>
      <style:text-properties officeooo:paragraph-rsid="003f4ec6"/>
    </style:style>
    <style:style style:name="P88" style:family="paragraph" style:parent-style-name="Text_20_body" style:list-style-name="L3">
      <style:paragraph-properties fo:margin-top="0in" fo:margin-bottom="0in" loext:contextual-spacing="false"/>
      <style:text-properties officeooo:paragraph-rsid="003ed7e4"/>
    </style:style>
    <style:style style:name="P89" style:family="paragraph" style:parent-style-name="Text_20_body" style:list-style-name="L3">
      <style:paragraph-properties fo:margin-top="0in" fo:margin-bottom="0in" loext:contextual-spacing="false"/>
      <style:text-properties style:font-name="Calibri1" fo:font-weight="normal" officeooo:rsid="003e746c" officeooo:paragraph-rsid="003ed7e4" style:font-weight-asian="normal" style:font-weight-complex="normal"/>
    </style:style>
    <style:style style:name="T1" style:family="text">
      <style:text-properties fo:language="en" fo:country="GB"/>
    </style:style>
    <style:style style:name="T2" style:family="text">
      <style:text-properties fo:language="en" fo:country="GB" style:font-name-asian="Wingdings1" style:font-name-complex="Wingdings1"/>
    </style:style>
    <style:style style:name="T3" style:family="text">
      <style:text-properties fo:font-weight="bold" style:font-weight-asian="bold" style:font-weight-complex="bold"/>
    </style:style>
    <style:style style:name="T4" style:family="text">
      <style:text-properties officeooo:rsid="001136c4"/>
    </style:style>
    <style:style style:name="T5" style:family="text">
      <style:text-properties officeooo:rsid="00118e66"/>
    </style:style>
    <style:style style:name="T6" style:family="text">
      <style:text-properties fo:font-weight="normal" style:font-weight-asian="normal" style:font-weight-complex="normal"/>
    </style:style>
    <style:style style:name="T7" style:family="text">
      <style:text-properties fo:font-weight="normal" officeooo:rsid="001aa11c" style:font-weight-asian="normal" style:font-weight-complex="normal"/>
    </style:style>
    <style:style style:name="T8" style:family="text">
      <style:text-properties fo:font-weight="normal" officeooo:rsid="001b40a7" style:font-weight-asian="normal" style:font-weight-complex="normal"/>
    </style:style>
    <style:style style:name="T9" style:family="text">
      <style:text-properties fo:font-weight="normal" officeooo:rsid="001c01cb" style:font-weight-asian="normal" style:font-weight-complex="normal"/>
    </style:style>
    <style:style style:name="T10" style:family="text">
      <style:text-properties fo:font-weight="normal" officeooo:rsid="001eedcc" style:font-weight-asian="normal" style:font-weight-complex="normal"/>
    </style:style>
    <style:style style:name="T11" style:family="text">
      <style:text-properties fo:font-weight="normal" officeooo:rsid="0025bf8a" style:font-weight-asian="normal" style:font-weight-complex="normal"/>
    </style:style>
    <style:style style:name="T12" style:family="text">
      <style:text-properties fo:font-weight="normal" officeooo:rsid="003e746c" style:font-weight-asian="normal" style:font-weight-complex="normal"/>
    </style:style>
    <style:style style:name="T13" style:family="text">
      <style:text-properties fo:font-weight="normal" officeooo:rsid="001aa11c" fo:background-color="#ffdbb6" loext:char-shading-value="0" style:font-weight-asian="normal" style:font-weight-complex="normal"/>
    </style:style>
    <style:style style:name="T14" style:family="text">
      <style:text-properties fo:font-weight="normal" officeooo:rsid="001c01cb" fo:background-color="#ffdbb6" loext:char-shading-value="0" style:font-weight-asian="normal" style:font-weight-complex="normal"/>
    </style:style>
    <style:style style:name="T15" style:family="text">
      <style:text-properties officeooo:rsid="001828f0"/>
    </style:style>
    <style:style style:name="T16" style:family="text">
      <style:text-properties officeooo:rsid="001aa11c"/>
    </style:style>
    <style:style style:name="T17" style:family="text">
      <style:text-properties style:text-line-through-style="none" style:text-line-through-type="none" fo:font-weight="normal" style:font-weight-asian="normal" style:font-weight-complex="normal"/>
    </style:style>
    <style:style style:name="T18" style:family="text">
      <style:text-properties officeooo:rsid="001eecf3"/>
    </style:style>
    <style:style style:name="T19" style:family="text">
      <style:text-properties style:font-name="Calibri1"/>
    </style:style>
    <style:style style:name="T20" style:family="text">
      <style:text-properties style:font-name="Calibri1" fo:font-weight="normal" style:font-weight-asian="normal" style:font-weight-complex="normal"/>
    </style:style>
    <style:style style:name="T21" style:family="text">
      <style:text-properties style:font-name="Calibri1" fo:font-weight="normal" officeooo:rsid="001eedcc" style:font-weight-asian="normal" style:font-weight-complex="normal"/>
    </style:style>
    <style:style style:name="T22" style:family="text">
      <style:text-properties style:font-name="Calibri1" fo:font-weight="normal" officeooo:rsid="0025bf8a" style:font-weight-asian="normal" style:font-weight-complex="normal"/>
    </style:style>
    <style:style style:name="T23" style:family="text">
      <style:text-properties style:font-name="Calibri1" fo:font-weight="normal" officeooo:rsid="002a2136" style:font-weight-asian="normal" style:font-weight-complex="normal"/>
    </style:style>
    <style:style style:name="T24" style:family="text">
      <style:text-properties style:font-name="Calibri1" fo:font-weight="normal" officeooo:rsid="00392b3c" style:font-weight-asian="normal" style:font-weight-complex="normal"/>
    </style:style>
    <style:style style:name="T25" style:family="text">
      <style:text-properties style:font-name="Calibri1" fo:font-weight="normal" officeooo:rsid="003e746c" style:font-weight-asian="normal" style:font-weight-complex="normal"/>
    </style:style>
    <style:style style:name="T26" style:family="text">
      <style:text-properties style:font-name="Calibri1" fo:font-weight="normal" officeooo:rsid="003ed7e4" style:font-weight-asian="normal" style:font-weight-complex="normal"/>
    </style:style>
    <style:style style:name="T27" style:family="text">
      <style:text-properties style:font-name="Calibri1" fo:font-weight="normal" officeooo:rsid="003f4ec6" style:font-weight-asian="normal" style:font-weight-complex="normal"/>
    </style:style>
    <style:style style:name="T28" style:family="text">
      <style:text-properties style:font-name="Calibri1" fo:font-weight="normal" officeooo:rsid="001eedcc" fo:background-color="#ffd8ce" loext:char-shading-value="0" style:font-weight-asian="normal" style:font-weight-complex="normal"/>
    </style:style>
    <style:style style:name="T29" style:family="text">
      <style:text-properties style:font-name="Calibri1" fo:font-size="11pt" fo:font-weight="normal" officeooo:rsid="001eedcc" style:font-size-asian="11pt" style:font-weight-asian="normal" style:font-size-complex="11pt" style:font-weight-complex="normal"/>
    </style:style>
    <style:style style:name="T30" style:family="text">
      <style:text-properties style:font-name="Calibri1" fo:font-weight="bold"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fo:font-style="normal" style:font-style-asian="normal" style:font-style-complex="normal"/>
    </style:style>
    <style:style style:name="T33" style:family="text">
      <style:text-properties officeooo:rsid="0033f38b"/>
    </style:style>
    <style:style style:name="T34" style:family="text">
      <style:text-properties officeooo:rsid="00353924"/>
    </style:style>
    <style:style style:name="T35" style:family="text">
      <style:text-properties officeooo:rsid="003e746c"/>
    </style:style>
    <style:style style:name="T36" style:family="text">
      <style:text-properties officeooo:rsid="00410374"/>
    </style:style>
    <style:style style:name="T37" style:family="text">
      <style:text-properties officeooo:rsid="00429eff"/>
    </style:style>
    <style:style style:name="T38" style:family="text">
      <style:text-properties officeooo:rsid="0044243e"/>
    </style:style>
    <style:style style:name="T39" style:family="text">
      <style:text-properties officeooo:rsid="003a7360" fo:background-color="transparent" loext:char-shading-value="0"/>
    </style:style>
    <style:style style:name="T40" style:family="text">
      <style:text-properties officeooo:rsid="0047bd0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Check whether virtualisation is enabled:</text:p>
      <text:list xml:id="list4022731791" text:style-name="WWNum3">
        <text:list-item>
          <text:p text:style-name="P65"><text:span text:style-name="T1">Search for task manager </text:span><text:span text:style-name="T2"></text:span><text:span text:style-name="T1"> performance tab </text:span><text:span text:style-name="T2"></text:span><text:span text:style-name="T1"> check virtualisation: enabled</text:span></text:p>
        </text:list-item>
      </text:list>
      <text:p text:style-name="P8"/>
      <text:p text:style-name="P8">Turn windows features on and off (Virtual machine platform/windows hypervisor platform)</text:p>
      <text:list xml:id="list153606512004753" text:continue-numbering="true" text:style-name="WWNum3">
        <text:list-item>
          <text:p text:style-name="P66">Search for Windows features</text:p>
        </text:list-item>
      </text:list>
      <text:p text:style-name="P8"/>
      <text:p text:style-name="P9">Setup Kubernetes</text:p>
      <text:p text:style-name="P8">Installed Minikube for Linux</text:p>
      <text:p text:style-name="P8">Minikube to setup Kubernetes cluster with all different components (worker nodes and master node): makes an image with a single-node cluster.</text:p>
      <text:p text:style-name="P7"><text:span text:style-name="T1">Minikube start </text:span><text:span text:style-name="T2"></text:span><text:span text:style-name="T1"> launches minikube.exe executable and downloads ISO image from the cloud + deploys it in an virtualization platform. Default: uses Docker.</text:span></text:p>
      <text:p text:style-name="P8">Kubectl is command line tool to interact with the cluster.</text:p>
      <text:p text:style-name="P8"/>
      <text:p text:style-name="P8">Kubernetes does not deploy containers directly, containers are incapsulated in PODs.</text:p>
      <text:p text:style-name="P8">POD is a single instance of the application (smallest object you can create).</text:p>
      <text:p text:style-name="P8"/>
      <text:p text:style-name="P60"/>
      <text:p text:style-name="P53"><text:span text:style-name="T1">kubctl run<text:tab/><text:tab/><text:tab/><text:tab/><text:tab/></text:span><text:span text:style-name="T2"></text:span><text:span text:style-name="T1"> deploys a docker container by creating a pod</text:span></text:p>
      <text:p text:style-name="P10">deletes</text:p>
      <text:p text:style-name="P16"><text:span text:style-name="T1">kubectl delete deployment &lt;name&gt;<text:tab/><text:tab/></text:span><text:span text:style-name="T2"></text:span><text:span text:style-name="T1"> deletes a deployment</text:span></text:p>
      <text:p text:style-name="P16"><text:span text:style-name="T1">kubectl delete pod &lt;name&gt;<text:tab/><text:tab/><text:tab/></text:span><text:span text:style-name="T2"></text:span><text:span text:style-name="T1"> deletes a pod</text:span></text:p>
      <text:p text:style-name="P17"><text:span text:style-name="T1">kubectl run nginx –image=nginx<text:tab/><text:tab/></text:span><text:span text:style-name="T2"></text:span><text:span text:style-name="T1"> create a pod with the nginx image</text:span></text:p>
      <text:p text:style-name="P17"><text:span text:style-name="T1">kubectl create/apply -f &lt;filename.yaml&gt;<text:tab/></text:span><text:span text:style-name="T2"></text:span><text:span text:style-name="T1"> create a pod using yaml file</text:span></text:p>
      <text:p text:style-name="P17"><text:span text:style-name="T1">kubectl get pods (-o wide)<text:tab/><text:tab/><text:tab/></text:span><text:span text:style-name="T2"></text:span><text:span text:style-name="T1"> get current pods</text:span></text:p>
      <text:p text:style-name="P17"><text:span text:style-name="T1">kubectl describe pod &lt;name&gt;<text:tab/><text:tab/><text:tab/></text:span><text:span text:style-name="T2"></text:span><text:span text:style-name="T1"> get additional info pod</text:span></text:p>
      <text:p text:style-name="P17"><text:span text:style-name="T1">kubectl get pods &lt;name&gt;<text:tab/><text:tab/><text:tab/></text:span><text:span text:style-name="T2"></text:span><text:span text:style-name="T1"> gets pods with name specified</text:span></text:p>
      <text:p text:style-name="P17"><text:span text:style-name="T1">kubectl edit pod &lt;name&gt;<text:tab/><text:tab/><text:tab/></text:span><text:span text:style-name="T2"></text:span><text:span text:style-name="T1"> opens the configuration file</text:span></text:p>
      <text:p text:style-name="P11">replication controller &amp; replicasets</text:p>
      <text:p text:style-name="P18"><text:span text:style-name="T1">kubectl create -f &lt;rc-defenition.yaml&gt;<text:tab/><text:tab/></text:span><text:span text:style-name="T2"></text:span><text:span text:style-name="T1"> creates replication controller + creates n pods</text:span></text:p>
      <text:p text:style-name="P18"><text:span text:style-name="T1">kubectl get replicationcontroller<text:tab/><text:tab/></text:span><text:span text:style-name="T2"></text:span><text:span text:style-name="T1"> show the replication controller</text:span></text:p>
      <text:p text:style-name="P18"><text:span text:style-name="T1">kubectl get replicaset<text:tab/><text:tab/><text:tab/><text:tab/></text:span><text:span text:style-name="T2"></text:span><text:span text:style-name="T1"> show the replicasets</text:span></text:p>
      <text:p text:style-name="P18"><text:span text:style-name="T1">kubectl replace -f replicaset-definition.yml<text:tab/></text:span><text:span text:style-name="T2"></text:span><text:span text:style-name="T1"> after changing replicas to rescale</text:span></text:p>
      <text:p text:style-name="P18"><text:span text:style-name="T1">kubectl scale --replicas=6 -f replication.defin..<text:tab/></text:span><text:span text:style-name="T2"></text:span><text:span text:style-name="T1"> same as command above: rescale -not file change</text:span></text:p>
      <text:p text:style-name="P18"><text:span text:style-name="T1">kybectl scale --replicas=6 [type] [name]<text:tab/><text:tab/></text:span><text:span text:style-name="T2"></text:span><text:span text:style-name="T1"> same as command above: rescale -not file change</text:span></text:p>
      <text:p text:style-name="P16"><text:span text:style-name="T1">kubectl delete replicaset [name]<text:tab/><text:tab/></text:span><text:span text:style-name="T2"></text:span><text:span text:style-name="T1"> delete the replicaset -also deletes underlying pods</text:span></text:p>
      <text:p text:style-name="P12">deployments</text:p>
      <text:p text:style-name="P12">name = deployment-definition.yaml</text:p>
      <text:p text:style-name="P19"><text:span text:style-name="T1">kubectl create -f &lt;name&gt;<text:tab/><text:tab/><text:tab/></text:span><text:span text:style-name="T2"></text:span><text:span text:style-name="T1"> creates deployment (PODs and replicas)</text:span></text:p>
      <text:p text:style-name="P19"><text:span text:style-name="T1">kubectl get deployments<text:tab/><text:tab/><text:tab/></text:span><text:span text:style-name="T2"></text:span><text:span text:style-name="T1"> get current deployments</text:span></text:p>
      <text:p text:style-name="P19"><text:span text:style-name="T1">kubectl get replicaset<text:tab/><text:tab/><text:tab/><text:tab/></text:span><text:span text:style-name="T2"></text:span><text:span text:style-name="T1"> deployment will automatically build one</text:span></text:p>
      <text:p text:style-name="P19"><text:span text:style-name="T1">kubectl get pods<text:tab/><text:tab/><text:tab/><text:tab/></text:span><text:span text:style-name="T2"></text:span><text:span text:style-name="T1"> deployment will automatically create pods</text:span></text:p>
      <text:p text:style-name="P19"><text:span text:style-name="T1">kubectl get all<text:tab/><text:tab/><text:tab/><text:tab/><text:tab/></text:span><text:span text:style-name="T2"></text:span><text:span text:style-name="T1"> gets all objects</text:span></text:p>
      <text:p text:style-name="P16"><text:span text:style-name="T1">minikube delete<text:tab/><text:tab/><text:tab/><text:tab/></text:span><text:span text:style-name="T2"></text:span><text:span text:style-name="T1"> delete minikube and all traces of the cluster</text:span></text:p>
      <text:p text:style-name="P19"><text:span text:style-name="T1">kubectl apply -f &lt;name&gt;<text:tab/><text:tab/> <text:tab/></text:span><text:span text:style-name="T2"></text:span><text:span text:style-name="T1"> update</text:span></text:p>
      <text:p text:style-name="P19"><text:span text:style-name="T1">kubectl set image &lt;name&gt; nginx=nginx:1.9.1<text:tab/></text:span><text:span text:style-name="T2"></text:span><text:span text:style-name="T1"> update</text:span></text:p>
      <text:p text:style-name="P19"><text:span text:style-name="T1">kubectl rollout status &lt;name&gt;<text:tab/><text:tab/><text:tab/></text:span><text:span text:style-name="T2"></text:span><text:span text:style-name="T1"> get status</text:span></text:p>
      <text:p text:style-name="P19"><text:span text:style-name="T1">kubectl rollout history &lt;name&gt;<text:tab/><text:tab/><text:tab/></text:span><text:span text:style-name="T2"></text:span><text:span text:style-name="T1"> get history of all deployments</text:span></text:p>
      <text:p text:style-name="P19"><text:span text:style-name="T1">kubectl rollout undo &lt;name&gt;<text:tab/><text:tab/><text:tab/></text:span><text:span text:style-name="T2"></text:span><text:span text:style-name="T1"> rollback to previous deployment</text:span></text:p>
      <text:p text:style-name="P13">services</text:p>
      <text:p text:style-name="P13">name = service-definition.yaml</text:p>
      <text:p text:style-name="P20"><text:span text:style-name="T1">kubectl create -f &lt;name&gt;<text:tab/><text:tab/><text:tab/></text:span><text:span text:style-name="T2"></text:span><text:span text:style-name="T1"> creates service</text:span></text:p>
      <text:p text:style-name="P20"><text:span text:style-name="T1">kubectl get services<text:tab/><text:tab/><text:tab/><text:tab/></text:span><text:span text:style-name="T2"></text:span><text:span text:style-name="T1"> get current services</text:span></text:p>
      <text:p text:style-name="P20"><text:span text:style-name="T1">minikube service myapp-service --url<text:tab/><text:tab/></text:span><text:span text:style-name="T2"></text:span><text:span text:style-name="T1"> prints url where service is available</text:span></text:p>
      <text:p text:style-name="P14">kubectl describe service [name]<text:tab/><text:tab/>→ prints extra info service</text:p>
      <text:p text:style-name="P15"/>
      <text:p text:style-name="P61"/>
      <text:p text:style-name="P54">Yaml introduction</text:p>
      <text:p text:style-name="P8">Dictionary: store different information of a single object.</text:p>
      <text:p text:style-name="P8">Name: Iris</text:p>
      <text:p text:style-name="P8">Age: 24</text:p>
      <text:p text:style-name="P8">Dictionary within dictionary: information that is splitted up.</text:p>
      <text:p text:style-name="P8">List: multiple items of the same type of object</text:p>
      <text:list xml:id="list153606427343694" text:continue-numbering="true" text:style-name="WWNum3">
        <text:list-item>
          <text:p text:style-name="P66">Car 1</text:p>
        </text:list-item>
        <text:list-item>
          <text:p text:style-name="P66">Car 2</text:p>
        </text:list-item>
      </text:list>
      <text:p text:style-name="P8">List of dictionaries:</text:p>
      <text:list xml:id="list153607786472309" text:continue-numbering="true" text:style-name="WWNum3">
        <text:list-item>
          <text:p text:style-name="P66">Name: Car</text:p>
        </text:list-item>
      </text:list>
      <text:p text:style-name="P62">Type: 1</text:p>
      <text:list xml:id="list153608164132618" text:continue-numbering="true" text:style-name="WWNum3">
        <text:list-item>
          <text:p text:style-name="P66">Name: Car</text:p>
        </text:list-item>
      </text:list>
      <text:p text:style-name="P59">Type: 2</text:p>
      <text:p text:style-name="P8"/>
      <text:p text:style-name="P9">Codeeroefeningen PODs</text:p>
      <text:p text:style-name="P8">Array/list:<text:line-break/><text:tab/>-</text:p>
      <text:p text:style-name="P8"><text:tab/>[] in vs</text:p>
      <text:p text:style-name="P8">Dictionary:</text:p>
      <text:p text:style-name="P8"><text:tab/>tabw</text:p>
      <text:p text:style-name="P8"><text:tab/>{} in vs</text:p>
      <text:p text:style-name="P8"/>
      <text:p text:style-name="P8">Error: </text:p>
      <text:p text:style-name="P8">Satus of Minikube: Ready, SchedulingDisabled</text:p>
      <text:p text:style-name="P8">And PODs are hanging.</text:p>
      <text:list xml:id="list2865673881" text:style-name="WWNum4">
        <text:list-item>
          <text:p text:style-name="P67"><text:span text:style-name="T1">Something went wrong using drain </text:span><text:span text:style-name="T2"></text:span><text:span text:style-name="T1"> delete the process and start again.</text:span></text:p>
        </text:list-item>
      </text:list>
      <text:p text:style-name="P8"/>
      <text:p text:style-name="P7">Dashboard opstarten</text:p>
      <text:p text:style-name="P7">Telegraf: verzamelen van info over je service</text:p>
      <text:p text:style-name="P7"/>
      <text:p text:style-name="P21">Applications cannot interact via IP addresses (that can change) → use:</text:p>
      <text:p text:style-name="P21"><text:span text:style-name="T3">Service:</text:span> can expose an application to other applications/users for external access.</text:p>
      <text:p text:style-name="P21">This service will use the name of the application to refer to the instance. Use envirment variables for this instead of hardcoding.</text:p>
      <text:p text:style-name="P21"/>
      <text:p text:style-name="P22">Environment variables:</text:p>
      <text:p text:style-name="P22">in spec:</text:p>
      <text:p text:style-name="P22"><text:tab/>containers:</text:p>
      <text:p text:style-name="P22"><text:tab/>env:</text:p>
      <text:p text:style-name="P22"><text:tab/> <text:s/>– name: POSTGRES_USER</text:p>
      <text:p text:style-name="P22"><text:tab/> <text:s text:c="3"/>value: postgres</text:p>
      <text:p text:style-name="P23"><text:tab/> <text:s/>– <text:span text:style-name="T4">name: POSTGRES_PASSWORD</text:span></text:p>
      <text:p text:style-name="P23"><text:tab/> <text:s text:c="3"/><text:span text:style-name="T4">value: postgres</text:span></text:p>
      <text:p text:style-name="P22">→<text:span text:style-name="T5"> workerpod and result pod use this to connect to the database</text:span></text:p>
      <text:p text:style-name="P55">Nginx container</text:p>
      <text:p text:style-name="P24">– service <text:span text:style-name="T15">before deployment</text:span> in yaml file:</text:p>
      <text:p text:style-name="P1"><text:a xlink:type="simple" xlink:href="https://stackoverflow.com/questions/50409392/why-should-i-specify-service-before-deployment-in-a-single-kubernetes-configurat" text:style-name="Internet_20_link" text:visited-style-name="Visited_20_Internet_20_Link"><text:span text:style-name="T19">https://stackoverflow.com/questions/50409392/why-should-i-specify-service-before-deployment-in-a-single-kubernetes-configurat</text:span></text:a></text:p>
      <text:p text:style-name="P24">Service should be up before deployments for correct env variables + scheduler might put multiple PODs in 1 node</text:p>
      <text:p text:style-name="P1"><text:a xlink:type="simple" xlink:href="https://kubernetes.io/docs/concepts/services-networking/connect-applications-service/#accessing-the-service" text:style-name="Internet_20_link" text:visited-style-name="Visited_20_Internet_20_Link"><text:span text:style-name="T19">https://kubernetes.io/docs/concepts/services-networking/connect-applications-service/#accessing-the-service</text:span></text:a></text:p>
      <text:p text:style-name="P24"/>
      <text:p text:style-name="P24">– Serivce nginx is pending→ get MetalLB to work (as we cannot use NodePort)</text:p>
      <text:p text:style-name="P1"><text:a xlink:type="simple" xlink:href="https://stackoverflow.com/questions/44110876/kubernetes-service-external-ip-pending" text:style-name="Internet_20_link" text:visited-style-name="Visited_20_Internet_20_Link"><text:span text:style-name="T19">https://stackoverflow.com/questions/44110876/kubernetes-service-external-ip-pending</text:span></text:a></text:p>
      <text:p text:style-name="P24"/>
      <text:p text:style-name="P37">We cannot not use nginx image from the minikube docker registry/public docker registry→</text:p>
      <text:list xml:id="list1511289642" text:style-name="L1">
        <text:list-item>
          <text:p text:style-name="P70">build our own docker image</text:p>
        </text:list-item>
      </text:list>
      <text:list xml:id="list1116373524" text:style-name="L2">
        <text:list-item>
          <text:p text:style-name="P71">imagePullPolicy: never</text:p>
        </text:list-item>
        <text:list-item>
          <text:p text:style-name="P83"><text:span text:style-name="Source_20_Text"><text:span text:style-name="T28">minikube docker-env:</text:span></text:span><text:span text:style-name="Source_20_Text"><text:span text:style-name="T21"> these are the environment variables needed to point to Docker Deamon. </text:span></text:span><text:span text:style-name="Source_20_Text"><text:span text:style-name="T23">Will temporarily (only for that terminal)</text:span></text:span></text:p>
        </text:list-item>
        <text:list-item>
          <text:p text:style-name="P68"><text:bookmark text:name="2173"/><text:span text:style-name="Source_20_Text"><text:span text:style-name="T29">eval $(minikube -p minikube docker-env): apply these variables</text:span></text:span></text:p>
        </text:list-item>
        <text:list-item>
          <text:p text:style-name="P68"><text:span text:style-name="Source_20_Text"><text:span text:style-name="T29">afterwards: build Docker image &amp; create deployment and service</text:span></text:span></text:p>
        </text:list-item>
      </text:list>
      <text:p text:style-name="P4"><text:a xlink:type="simple" xlink:href="https://medium.com/swlh/how-to-run-locally-built-docker-images-in-kubernetes-b28fbc32cc1d" text:style-name="Internet_20_link" text:visited-style-name="Visited_20_Internet_20_Link"><text:span text:style-name="T19">https://medium.com/swlh/how-to-run-locally-built-docker-images-in-kubernetes-b28fbc32cc1d</text:span></text:a></text:p>
      <text:p text:style-name="P32"/>
      <text:p text:style-name="P36">nginx running:</text:p>
      <text:p text:style-name="P36">docker build -t nginx ./srcs/nginx</text:p>
      <text:p text:style-name="P36">docker run -it -d -p 80:80 -p 443:443 nginx</text:p>
      <text:p text:style-name="P36">for errors</text:p>
      <text:p text:style-name="P36"/>
      <text:p text:style-name="P36"><text:a xlink:type="simple" xlink:href="https://wiki.alpinelinux.org/wiki/Nginx" text:style-name="Internet_20_link" text:visited-style-name="Visited_20_Internet_20_Link"><text:span text:style-name="T3">https://wiki.alpinelinux.org/wiki/Nginx</text:span></text:a></text:p>
      <text:p text:style-name="P36"/>
      <text:p text:style-name="P36">error finding nginx.pid:</text:p>
      <text:p text:style-name="P36">default pid location <text:span text:style-name="T32">/run/nginx/nginx.pid doesn’t exist-→ create /run/nginx/ directory</text:span></text:p>
      <text:p text:style-name="P48"><text:a xlink:type="simple" xlink:href="https://github.com/gliderlabs/docker-alpine/issues/185" text:style-name="Internet_20_link" text:visited-style-name="Visited_20_Internet_20_Link"><text:span text:style-name="T22">https://github.com/gliderlabs/docker-alpine/issues/185</text:span></text:a></text:p>
      <text:p text:style-name="P46"><text:span text:style-name="T11">d</text:span><text:span text:style-name="T6">ocker images shouldn’t exist after creating local image by Dockerfiles</text:span></text:p>
      <text:p text:style-name="P24"/>
      <text:p text:style-name="P25">MetalLB</text:p>
      <text:p text:style-name="P57"><text:span text:style-name="T15">I</text:span>n a cloud-enabled Kubernetes cluster, you request a load-balancer, and your cloud platform assigns an IP address to you. In a bare metal cluster, MetalLB is responsible for that allocation.</text:p>
      <text:p text:style-name="Text_20_body"><text:span text:style-name="T20">MetalLB cannot create IP addresses out of thin air, so you do have to give it </text:span><text:span text:style-name="Emphasis"><text:span text:style-name="T20">pools</text:span></text:span><text:span text:style-name="T20"> of IP addresses that it can use. MetalLB will take care of assigning and unassigning individual addresses as services come and go, but it will only ever hand out IPs that are part of its configured pools.</text:span></text:p>
      <text:p text:style-name="P29">As our cluster is purely private, use private IP adresses for this.</text:p>
      <text:p text:style-name="P3"><text:a xlink:type="simple" xlink:href="https://metallb.universe.tf/concepts/" text:style-name="Internet_20_link" text:visited-style-name="Visited_20_Internet_20_Link"><text:span text:style-name="T19">https://metallb.universe.tf/concepts/</text:span></text:a></text:p>
      <text:p text:style-name="P26"/>
      <text:p text:style-name="P29"><text:span text:style-name="T31">Layer 2 mode </text:span>is easiest <text:span text:style-name="T16">solution</text:span>.</text:p>
      <text:p text:style-name="P29"><text:soft-page-break/>The major advantage of the layer 2 mode is its universality: it will work on any ethernet network, with no special hardware required, not even fancy routers.</text:p>
      <text:p text:style-name="P56"><text:span text:style-name="T19">In layer 2 mode, all traffic for a service IP goes to one node. From there, </text:span><text:span text:style-name="Source_20_Text"><text:span text:style-name="T19">kube-proxy</text:span></text:span><text:span text:style-name="T19"> spreads the traffic to all the service’s pods.</text:span></text:p>
      <text:p text:style-name="P63">In that sense, layer 2 does not implement a load-balancer. Rather, it implements a <text:span text:style-name="T31">failover mechanism </text:span>so that a different node can take over should the current leader node fail for some reason.</text:p>
      <text:p text:style-name="Text_20_body"><text:span text:style-name="T19">If the leader node fails for some reason, failover is automatic: the failed node is detected using </text:span><text:a xlink:type="simple" xlink:href="https://github.com/hashicorp/memberlist" text:style-name="Internet_20_link" text:visited-style-name="Visited_20_Internet_20_Link"><text:span text:style-name="T19">memberlist</text:span></text:a><text:span text:style-name="T19">, at which point new nodes take over ownership of the IP addresses from the failed node.</text:span></text:p>
      <text:p text:style-name="P63">All modern versions of major OSes (Windows, Mac, Linux) implement layer 2 failover correctly, so the only situation where issues may happen is with older or less common OSes.</text:p>
      <text:p text:style-name="P6"><text:a xlink:type="simple" xlink:href="https://metallb.universe.tf/concepts/layer2/" text:style-name="Internet_20_link" text:visited-style-name="Visited_20_Internet_20_Link"><text:span text:style-name="T20">https://metallb.universe.tf/concepts/layer2/</text:span></text:a></text:p>
      <text:p text:style-name="P30"/>
      <text:p text:style-name="P31">Install lines from:</text:p>
      <text:p text:style-name="P2"><text:a xlink:type="simple" xlink:href="https://metallb.universe.tf/installation/" text:style-name="Internet_20_link" text:visited-style-name="Visited_20_Internet_20_Link"><text:span text:style-name="T30">https://metallb.universe.tf/installation/</text:span></text:a></text:p>
      <text:p text:style-name="P31"><text:span text:style-name="T15">C</text:span>onfiguration file (layer 2 configuration):</text:p>
      <text:p text:style-name="P2"><text:a xlink:type="simple" xlink:href="https://metallb.universe.tf/configuration/#layer-2-configuration" text:style-name="Internet_20_link" text:visited-style-name="Visited_20_Internet_20_Link"><text:span text:style-name="T19">https://metallb.universe.tf/configuration/#layer-2-configuration</text:span></text:a></text:p>
      <text:p text:style-name="P30"/>
      <text:p text:style-name="P33">Loadbalancer only available in paid clouds-→ use metallb for bare metal cluster.</text:p>
      <text:p text:style-name="P33">Lxc list → lists the containers <text:span text:style-name="T18">(linux containers: LXD containers)</text:span></text:p>
      <text:p text:style-name="P33">watch kubectl get all &amp;&amp; do stuff in terminal on the side</text:p>
      <text:p text:style-name="P34">applying metallb (for installation) will create a namespace</text:p>
      <text:p text:style-name="P43"><text:span text:style-name="T6">kubectl get ns<text:tab/><text:tab/><text:tab/><text:tab/>→</text:span><text:span text:style-name="T7"> see the newly created namespace</text:span></text:p>
      <text:p text:style-name="P44"><text:span text:style-name="T6">kubectl get all -</text:span><text:span text:style-name="T17">n metallbsystem<text:tab/>→ to see what is inside the namespace</text:span></text:p>
      <text:p text:style-name="P47"/>
      <text:p text:style-name="P35">2 components metallb loadbalancer:</text:p>
      <text:p text:style-name="P35"><text:tab/>– controller: will do IP address assignment</text:p>
      <text:p text:style-name="P35"><text:tab/>– speaker: makes sure you can reach server through loadbalancer IP</text:p>
      <text:p text:style-name="P35">it also creates the “cluster roles” and “cluster role binding” for them</text:p>
      <text:p text:style-name="P35">+ deamon set and deployment.</text:p>
      <text:p text:style-name="P35"/>
      <text:p text:style-name="P35">Then copy metallb configuration file and deploy it.</text:p>
      <text:p text:style-name="P35">Choose the network range where the nodes are in.</text:p>
      <text:p text:style-name="P45"><text:span text:style-name="T13">kubectl get nodes -o wide<text:tab/><text:tab/><text:tab/><text:tab/><text:tab/>→</text:span><text:span text:style-name="T14"> to see IP range</text:span></text:p>
      <text:p text:style-name="P27"><text:span text:style-name="T6">kubectl describe configmap config -n metallb-system<text:tab/>→</text:span><text:span text:style-name="T9"> </text:span><text:span text:style-name="T8">shows the created config map</text:span></text:p>
      <text:p text:style-name="P42">The INTERNAL-IP addresses of nodes: put network range around these.</text:p>
      <text:p text:style-name="P28"><text:span text:style-name="T6">External IP for services should now be accessable. </text:span><text:span text:style-name="T10">Not working yet: nginx default webpage is not showing, only once, maybe by still using NodePort?</text:span></text:p>
      <text:p text:style-name="P49"><text:a xlink:type="simple" xlink:href="https://www.youtube.com/watch?v=xYiYIjlAgHY" text:style-name="Internet_20_link" text:visited-style-name="Visited_20_Internet_20_Link"><text:span text:style-name="T20">https://www.youtube.com/watch?v=xYiYIjlAgHY</text:span></text:a></text:p>
      <text:p text:style-name="P38"/>
      <text:p text:style-name="P39">Ingress <text:span text:style-name="T39">Controller</text:span> object= prohibited. Can be used for external access to cluster (localhost).</text:p>
      <text:p text:style-name="P39"/>
      <text:p text:style-name="P40"/>
      <text:p text:style-name="P40"/>
      <text:p text:style-name="P40"><text:soft-page-break/>Check Metallb:</text:p>
      <text:p text:style-name="P40"><text:a xlink:type="simple" xlink:href="https://ubuntu.com/kubernetes/docs/metallb" text:style-name="Internet_20_link" text:visited-style-name="Visited_20_Internet_20_Link">https://ubuntu.com/kubernetes/docs/metallb</text:a></text:p>
      <text:p text:style-name="P50"><text:span text:style-name="Source_20_Text"><text:span text:style-name="T33">wget </text:span></text:span><text:a xlink:type="simple" xlink:href="https://raw.githubusercontent.com/containers/metallb-operator/master/docs/example-microbot-lb.yaml" text:style-name="Internet_20_link" text:visited-style-name="Visited_20_Internet_20_Link"><text:span text:style-name="Source_20_Text">https://raw.githubusercontent.com/containers/metallb-operator/master/docs/example-microbot-lb.yaml</text:span></text:a></text:p>
      <text:p text:style-name="P58"><text:span text:style-name="Source_20_Text">kubectl apply -f example-microbot-lb.yaml</text:span></text:p>
      <text:p text:style-name="P64"><text:span text:style-name="Source_20_Text">kubectl get service microbot-lb</text:span></text:p>
      <text:p text:style-name="P50"><text:span text:style-name="Source_20_Text"><text:span text:style-name="T34">i</text:span></text:span><text:span text:style-name="Source_20_Text"><text:span text:style-name="T33">mage is not showing → </text:span></text:span><text:span text:style-name="Source_20_Text">most probably the IP range is not correctly chosen</text:span></text:p>
      <text:p text:style-name="P50"><text:span text:style-name="Source_20_Text">“the IP range needs to be a pool reserved solely for MetalLB to avoid IP conflicts.”</text:span></text:p>
      <text:p text:style-name="P50"><text:span text:style-name="Source_20_Text"/></text:p>
      <text:p text:style-name="P50"><text:a xlink:type="simple" xlink:href="https://dzone.com/articles/kubernetes-metallb-bare-metal-loadbalancer" text:style-name="Internet_20_link" text:visited-style-name="Visited_20_Internet_20_Link"><text:span text:style-name="Source_20_Text">https://dzone.com/articles/kubernetes-metallb-bare-metal-loadbalancer</text:span></text:a></text:p>
      <text:p text:style-name="P40">Here we are telling it to use the pool of 10 IPs from 192.168.1.240 - 250. If your network makes use of DHCP then make sure whatever pool you give to Metallb, you exclude those IPs from the DHCP pool of available IP's that it can assign. Otherwise, you might have network address conflicts and stuff will break</text:p>
      <text:p text:style-name="P84"><text:span text:style-name="T25">checked: DHCP not used by my network.</text:span></text:p>
      <text:p text:style-name="P39"/>
      <text:p text:style-name="P41">NodePort: internal pod accesible to port on the node.</text:p>
      <text:p text:style-name="P41">ClusterIP: service creates virtual IP inside the cluster to enable communication between different services.</text:p>
      <text:p text:style-name="P41">LoadBalancer: </text:p>
      <text:p text:style-name="P41"/>
      <text:p text:style-name="P41">Now, what IP do you give your end users to access your application? You cannot give them all three and let them choose one of their own. What end users really want is a single URL to access the application. For this, you will be required to setup a separate Load Balancer VM in your environment. In this case I deploy a new VM for load balancer purposes and configure it to forward requests that come to it to any of the 109Ips of the Kubernetes nodes. I will then configure my organizations DNS to point to this load balancer when a user hosts http://myapp.com. Now setting up that load balancer by myself is a tedious task, and I might have to do that in my local or on-prem environment. However, if I happen to be on a supported CloudPlatform, like Google Cloud Platform, I could leverage the native load balancing functionalities of the cloud platform to set this up. Again you don’t have to set that up manually, Kubernetes sets it up for you. Kubernetes has built-in integration with supported cloud platforms.</text:p>
      <text:p text:style-name="P41"/>
      <text:p text:style-name="P41"><text:a xlink:type="simple" xlink:href="https://www.youtube.com/watch?v=7LMaAVwZE2c" text:style-name="Internet_20_link" text:visited-style-name="Visited_20_Internet_20_Link">https://www.youtube.com/watch?v=7LMaAVwZE2c</text:a></text:p>
      <text:p text:style-name="P72">sticky sessions: using chache/IP details/cookies, the loadbalancer can start routing the requests of the user to the same specific server for the duration of the session.</text:p>
      <text:p text:style-name="P72"/>
      <text:p text:style-name="P51"><text:a xlink:type="simple" xlink:href="https://metallb.universe.tf/configuration/troubleshooting/" text:style-name="Internet_20_link" text:visited-style-name="Visited_20_Internet_20_Link"><text:span text:style-name="T24">https://metallb.universe.tf/configuration/troubleshooting/</text:span></text:a></text:p>
      <text:p text:style-name="P51"><text:a xlink:type="simple" xlink:href="https://mvallim.github.io/kubernetes-under-the-hood/documentation/kube-metallb.html" text:style-name="Internet_20_link" text:visited-style-name="Visited_20_Internet_20_Link"><text:span text:style-name="T24">https://mvallim.github.io/kubernetes-under-the-hood/documentation/kube-metallb.html</text:span></text:a></text:p>
      <text:p text:style-name="P51"><text:a xlink:type="simple" xlink:href="https://minikube.sigs.k8s.io/docs/handbook/vpn_and_proxy/" text:style-name="Internet_20_link" text:visited-style-name="Visited_20_Internet_20_Link"><text:span text:style-name="T24">https://minikube.sigs.k8s.io/docs/handbook/vpn_and_proxy/</text:span></text:a></text:p>
      <text:p text:style-name="P52"><text:span text:style-name="T24">t</text:span><text:span text:style-name="T20">esting metallb:</text:span></text:p>
      <text:p text:style-name="P52"><text:a xlink:type="simple" xlink:href="https://ubuntu.com/kubernetes/docs/metallb" text:style-name="Internet_20_link" text:visited-style-name="Visited_20_Internet_20_Link"><text:span text:style-name="T20">https://ubuntu.com/kubernetes/docs/metallb</text:span></text:a></text:p>
      <text:p text:style-name="P80"><text:soft-page-break/>PHPMyAdmin</text:p>
      <text:p text:style-name="P5"><text:a xlink:type="simple" xlink:href="https://wiki.alpinelinux.org/wiki/Nginx_with_PHP" text:style-name="Internet_20_link" text:visited-style-name="Visited_20_Internet_20_Link"><text:span text:style-name="T3">https://wiki.alpinelinux.org/wiki/Nginx_with_PHP</text:span></text:a></text:p>
      <text:p text:style-name="P75"/>
      <text:p text:style-name="P75">error when building image php:</text:p>
      <text:p text:style-name="P79">[04-Mar-2021 10:06:54] ERROR: [pool www] please specify user and group other than root</text:p>
      <text:p text:style-name="P79">[04-Mar-2021 10:06:54] ERROR: FPM initialization failed</text:p>
      <text:p text:style-name="P79">nginx: [emerg] unknown directive "daemon-off" in command line</text:p>
      <text:p text:style-name="P74"><text:span text:style-name="T38">last line: end of file characters deleten</text:span></text:p>
      <text:p text:style-name="P74"><text:a xlink:type="simple" xlink:href="https://stackoverflow.com/questions/19165976/nginx-emerg-unknown-directive-in-etc-nginx-sites-enabled-example-com3" text:style-name="Internet_20_link" text:visited-style-name="Visited_20_Internet_20_Link"><text:span text:style-name="T38">https://stackoverflow.com/questions/19165976/nginx-emerg-unknown-directive-in-etc-nginx-sites-enabled-example-com3</text:span></text:a></text:p>
      <text:p text:style-name="P74"/>
      <text:p text:style-name="P74"/>
      <text:p text:style-name="P74"/>
      <text:p text:style-name="P74"><text:line-break/>→<text:span text:style-name="T35"> install MySQL</text:span></text:p>
      <text:p text:style-name="P73"/>
      <text:p text:style-name="P81">MySQL</text:p>
      <text:p text:style-name="P81"><text:a xlink:type="simple" xlink:href="https://wiki.alpinelinux.org/wiki/Mysql" text:style-name="Internet_20_link" text:visited-style-name="Visited_20_Internet_20_Link">https://wiki.alpinelinux.org/wiki/Mysql</text:a></text:p>
      <text:p text:style-name="P75"><text:span text:style-name="T40">T</text:span>wo users will be created in database init: <text:span text:style-name="Source_20_Text">root</text:span> and <text:span text:style-name="Source_20_Text">mysql</text:span></text:p>
      <text:p text:style-name="P75"><text:span text:style-name="Source_20_Text"/></text:p>
      <text:p text:style-name="P75"><text:span text:style-name="Source_20_Text"/></text:p>
      <text:p text:style-name="P77"><text:a xlink:type="simple" xlink:href="https://mariadb.org/" text:style-name="Internet_20_link" text:visited-style-name="Visited_20_Internet_20_Link">MariaDB</text:a> is a community-developed fork of the MySQL relational database management system intended to remain free under the GNU GPL.</text:p>
      <text:p text:style-name="P75"><text:a xlink:type="simple" xlink:href="https://harm-smits.github.io/42docs/projects/ft_services" text:style-name="Internet_20_link" text:visited-style-name="Visited_20_Internet_20_Link"/></text:p>
      <text:p text:style-name="P82">HEALTHCHECK→<text:span text:style-name="T37"> </text:span>liveness</text:p>
      <text:p text:style-name="P75"><text:a xlink:type="simple" xlink:href="https://harm-smits.github.io/42docs/projects/ft_services" text:style-name="Internet_20_link" text:visited-style-name="Visited_20_Internet_20_Link">https://harm-smits.github.io/42docs/projects/ft_services</text:a></text:p>
      <text:p text:style-name="P78">[Prerequisits]</text:p>
      <text:p text:style-name="P76">If any service crashes in a docker image, you must make sure it gets replaced accordingly, you can do this by looking into: </text:p>
      <text:list xml:id="list207995537" text:style-name="L3">
        <text:list-item>
          <text:p text:style-name="P88"><text:a xlink:type="simple" xlink:href="https://blog.trifork.com/2014/03/11/using-supervisor-with-docker-to-manage-processes-supporting-image-inheritance/" text:style-name="Internet_20_link" text:visited-style-name="Visited_20_Internet_20_Link">Supervisor</text:a> which provides you with powerful configuration options to make sure that your docker image will exit if a service stops responding. </text:p>
        </text:list-item>
        <text:list-item>
          <text:p text:style-name="P89"><text:a xlink:type="simple" xlink:href="https://blog.couchbase.com/docker-health-check-keeping-containers-healthy/" text:style-name="Internet_20_link" text:visited-style-name="Visited_20_Internet_20_Link">Health checks</text:a> which provide you with a very easy way to check if your service is still up and running.</text:p>
        </text:list-item>
      </text:list>
      <text:p text:style-name="P76"/>
      <text:p text:style-name="P76">All docker images MUST be build manually. No including of external images. </text:p>
      <text:p text:style-name="P76"/>
      <text:p text:style-name="P85"><text:span text:style-name="T26">E</text:span><text:span text:style-name="T25">verything must be up and running and persist when needed. This includes, but is not limited to: your wordpress </text:span><text:span text:style-name="Source_20_Text"><text:span text:style-name="T12">wp-content</text:span></text:span><text:span text:style-name="T25"> folder, your FTPS data, the influxdb data file, the grafana database with settings, and the mysql data file.</text:span></text:p>
      <text:p text:style-name="P85"><text:span text:style-name="T25"/></text:p>
      <text:p text:style-name="P86"><text:span text:style-name="T25">H</text:span><text:span text:style-name="T20">ealtcheck configuration in yaml file:</text:span></text:p>
      <text:p text:style-name="P86"><text:a xlink:type="simple" xlink:href="https://forhjy.medium.com/42-ft-services-install-nginx-with-kubernetes-fd22a5fcb062" text:style-name="Internet_20_link" text:visited-style-name="Visited_20_Internet_20_Link"><text:span text:style-name="T20">https://forhjy.medium.com/42-ft-services-install-nginx-with-kubernetes-fd22a5fcb062</text:span></text:a></text:p>
      <text:p text:style-name="P86"><text:span text:style-name="T20">liveness probes:</text:span></text:p>
      <text:p text:style-name="P86"><text:a xlink:type="simple" xlink:href="https://kubernetes.io/docs/tasks/configure-pod-container/configure-liveness-readiness-startup-probes/" text:style-name="Internet_20_link" text:visited-style-name="Visited_20_Internet_20_Link"><text:span text:style-name="T20">https://kubernetes.io/docs/tasks/configure-pod-container/configure-liveness-readiness-startup-probes/</text:span></text:a></text:p>
      <text:p text:style-name="P86"><text:span text:style-name="T20">deploy liveness pod and </text:span><text:span text:style-name="Source_20_Text"><text:span text:style-name="T20">to check output:</text:span></text:span></text:p>
      <text:p text:style-name="P87"><text:span text:style-name="Source_20_Text"><text:span text:style-name="T27">– </text:span></text:span><text:span text:style-name="Source_20_Text"><text:span text:style-name="T6">kubectl describe pod liveness-exec</text:span></text:span></text:p>
      <text:p text:style-name="P86"><text:span text:style-name="Source_20_Text"><text:span text:style-name="T20"/></text:span></text:p>
      <text:p text:style-name="P86"><text:soft-page-break/><text:span text:style-name="Source_20_Text"><text:span text:style-name="T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2" svg:font-family="Calibri"/>
    <style:font-face style:name="Courier New" svg:font-family="'Courier New'"/>
    <style:font-face style:name="Lohit Devanagari1" svg:font-family="'Lohit Devanagari'"/>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l" fo:country="NL"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NL"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ris Boeters</meta:initial-creator>
    <meta:editing-cycles>95</meta:editing-cycles>
    <meta:creation-date>2021-02-05T14:07:00</meta:creation-date>
    <dc:date>2021-03-04T15:36:06.177683950</dc:date>
    <meta:editing-duration>P1DT22H18M20S</meta:editing-duration>
    <meta:generator>LibreOffice/6.4.6.2$Linux_X86_64 LibreOffice_project/40$Build-2</meta:generator>
    <meta:document-statistic meta:table-count="0" meta:image-count="0" meta:object-count="0" meta:page-count="8" meta:paragraph-count="191" meta:word-count="1753" meta:character-count="12406" meta:non-whitespace-character-count="107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